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1c09e5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6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7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18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19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0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23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24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25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26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27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29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30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31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32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33" style:family="paragraph" style:parent-style-name="Text_20_body">
      <style:text-properties officeooo:rsid="001e8206" officeooo:paragraph-rsid="002415d0"/>
    </style:style>
    <style:style style:name="P34" style:family="paragraph" style:parent-style-name="Text_20_body">
      <style:text-properties officeooo:rsid="001ff394" officeooo:paragraph-rsid="002415d0"/>
    </style:style>
    <style:style style:name="P35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36" style:family="paragraph" style:parent-style-name="Text_20_body">
      <style:text-properties officeooo:rsid="00136d33" officeooo:paragraph-rsid="002415d0"/>
    </style:style>
    <style:style style:name="P37" style:family="paragraph" style:parent-style-name="Text_20_body">
      <style:text-properties officeooo:rsid="00145546" officeooo:paragraph-rsid="002415d0"/>
    </style:style>
    <style:style style:name="P38" style:family="paragraph" style:parent-style-name="Text_20_body">
      <style:text-properties officeooo:rsid="0025ad2f" officeooo:paragraph-rsid="002415d0"/>
    </style:style>
    <style:style style:name="P39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40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P41" style:family="paragraph" style:parent-style-name="Standard">
      <style:text-properties fo:font-size="14pt" officeooo:rsid="002415d0" officeooo:paragraph-rsid="001aa889" style:font-size-asian="14pt" style:font-size-complex="14pt"/>
    </style:style>
    <style:style style:name="P42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43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44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4.5</text:p>
      <text:p text:style-name="P14"/>
      <text:p text:style-name="P12">主要况：</text:p>
      <text:p text:style-name="P12"><text:span text:style-name="T13">1、</text:span>发表作品 <text:s text:c="25"/>罗</text:p>
      <text:p text:style-name="P12"><text:span text:style-name="T13">2、</text:span>视频投稿</text:p>
      <text:p text:style-name="P12"><text:span text:style-name="T13">3、</text:span>动态发布</text:p>
      <text:p text:style-name="P12"><text:span text:style-name="T13">4、</text:span>听歌 <text:s text:c="32"/>廖</text:p>
      <text:p text:style-name="P12"><text:span text:style-name="T13">5、</text:span>看视频</text:p>
      <text:p text:style-name="P12"><text:span text:style-name="T13">6、</text:span>歌单发布 <text:s text:c="24"/>肖</text:p>
      <text:p text:style-name="P12"><text:span text:style-name="T13">7、</text:span>首页推广</text:p>
      <text:p text:style-name="P12"><text:span text:style-name="T13">8、</text:span>广告管理</text:p>
      <text:p text:style-name="P12"/>
      <text:p text:style-name="P15">包含用况：</text:p>
      <text:p text:style-name="P41">9、账户登录 <text:s text:c="21"/>廖</text:p>
      <text:p text:style-name="P12"/>
      <text:p text:style-name="P12">支持用况：</text:p>
      <text:p text:style-name="P12"><text:span text:style-name="T13">10、</text:span>申请音乐<text:span text:style-name="T7">人（审核者、申请人） <text:s text:c="3"/>罗 </text:span></text:p>
      <text:p text:style-name="P12"><text:span text:style-name="T13">11、</text:span>帐号管理 <text:s text:c="43"/><text:span text:style-name="T13">肖</text:span></text:p>
      <text:p text:style-name="P13"><text:span text:style-name="T13">12、</text:span>私信 <text:s text:c="27"/></text:p>
      <text:p text:style-name="P13"><text:span text:style-name="T13">13、</text:span>购买vip <text:s text:c="21"/></text:p>
      <text:p text:style-name="P13"/>
      <text:p text:style-name="P14">问题</text:p>
      <text:p text:style-name="P15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6">3、黄暴内容审核 基本流少，不需要成为包含用况，</text:p>
      <text:p text:style-name="P16">直接加入到发行作品用况、视频投稿用况。</text:p>
      <text:p text:style-name="P16">即（发行作品用况、视频投稿需要包含审核者的工作，</text:p>
      <text:p text:style-name="P16">审核者成为参与者）</text:p>
      <text:p text:style-name="P16">4、 发行作品用况基本流以参与者、系统开头</text:p>
      <text:p text:style-name="P17">5、 用况发行作品基本流<text:span text:style-name="T8">中</text:span></text:p>
      <text:p text:style-name="P31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18">6、只有唱片公司下的歌手才有mv，原创音乐人不能发mv<text:span text:style-name="T9">，即发行作品用况中不会有发布mv事件流</text:span></text:p>
      <text:p text:style-name="P3"/>
      <text:p text:style-name="P43">4.2</text:p>
      <text:p text:style-name="P43">讨论内容</text:p>
      <text:p text:style-name="P43">1、用况写详细了是领域知识还是抢占设计。</text:p>
      <text:p text:style-name="P43">2、画协作图。</text:p>
      <text:p text:style-name="P43">3、听歌用况抢占设计了，重写</text:p>
      <text:p text:style-name="P43"><text:soft-page-break/>任务：</text:p>
      <text:p text:style-name="P43">继续完善</text:p>
      <text:p text:style-name="P43">画用况图，协作图。</text:p>
      <text:p text:style-name="P43"/>
      <text:p text:style-name="P43">3.25</text:p>
      <text:p text:style-name="P43">讨论内容：</text:p>
      <text:p text:style-name="P43">1、歌单列表修复</text:p>
      <text:p text:style-name="P43">2、歌单发布交给某个人审核</text:p>
      <text:p text:style-name="P43">3、支持用况：发布歌单。</text:p>
      <text:p text:style-name="P43">4、广告位置：1、启动广告。2、首页推广广告 。</text:p>
      <text:p text:style-name="P43">5、<text:span text:style-name="T17">广告管理和首页推广合为一个主用况。</text:span></text:p>
      <text:p text:style-name="P44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13">支持用况：</text:p>
      <text:p text:style-name="P13">私信</text:p>
      <text:p text:style-name="P13">购买vip</text:p>
      <text:p text:style-name="P13">内容审核</text:p>
      <text:p text:style-name="P13">帐号管理</text:p>
      <text:p text:style-name="P11"/>
      <text:p text:style-name="P42">0、任务布置</text:p>
      <text:p text:style-name="P13">主用况每个画协作图、用况图、通信图 <text:s/>周一检查 加紧任务进度</text:p>
      <text:p text:style-name="P11"/>
      <text:p text:style-name="P19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33">主要行为：</text:p>
      <text:p text:style-name="P33">1、将系统所不能收集（音乐人的主动申请<text:span text:style-name="T12">，有些歌可能很小众</text:span>）的新歌曲手动加入新歌歌单。</text:p>
      <text:p text:style-name="P34">2、更改首页单曲推广（部分由系统确定，部分接受音乐人的申请）</text:p>
      <text:p text:style-name="P34">3、审核专栏的内容，将符合要求的专栏内容上架到推广专栏。</text:p>
      <text:p text:style-name="P34">4、处理歌单（先审核内容，再分配布局）</text:p>
      <text:p text:style-name="P35"><text:soft-page-break/>5、制作推荐mv内容</text:p>
      <text:p text:style-name="P32"/>
      <text:p text:style-name="P32"/>
      <text:p text:style-name="P39"><text:span text:style-name="T13">2</text:span>.<text:span text:style-name="T13">对软件</text:span>定位</text:p>
      <text:p text:style-name="P36">1.1人群:年轻人<text:span text:style-name="T14">（16-30）特点：喜爱音乐，手机和电脑的使用频率较高，社交属性强，应该说占据了听歌软件用户的绝大多数用户。</text:span></text:p>
      <text:p text:style-name="P36">1.2相对广大音乐app而言，我们自己的一些独特功能</text:p>
      <text:p text:style-name="P36">me<text:span text:style-name="T15">：音乐剪辑 <text:s/></text:span></text:p>
      <text:p text:style-name="P37">廖：游戏视频</text:p>
      <text:p text:style-name="P37">女神：用户描述，可以看到账户好友正在听或最近在听的歌曲。</text:p>
      <text:p text:style-name="P40">3、问题</text:p>
      <text:p text:style-name="P37"><text:span text:style-name="T13">1</text:span>.看视频和私信是否为主要用况？</text:p>
      <text:p text:style-name="P37">主要用况？</text:p>
      <text:p text:style-name="P37">支持用况？</text:p>
      <text:p text:style-name="P34"><text:span text:style-name="T13">2</text:span>.歌单是怎么来的？作者？</text:p>
      <text:p text:style-name="P37">歌单<text:span text:style-name="T16">由特殊身份用户提供，歌曲来源于已存在的歌曲。</text:span></text:p>
      <text:p text:style-name="P38"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26">3.21</text:p>
      <text:p text:style-name="P26">支持用<text:span text:style-name="T5">况“</text:span>歌单制作<text:span text:style-name="T5">”“消息推送”（给某个人审核）</text:span>（平台？个人的放听歌里面）</text:p>
      <text:p text:style-name="P26">实现用v-play&amp;qml做。</text:p>
      <text:p text:style-name="P26">添加一个歌曲分类属性<text:span text:style-name="T5">。</text:span></text:p>
      <text:p text:style-name="P26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<text:soft-page-break/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23"/>
      <text:p text:style-name="P23"/>
      <text:p text:style-name="P23"/>
      <text:p text:style-name="P23">3.14讨论</text:p>
      <text:p text:style-name="P23">1.电台节目上传这个用况先不讨论。</text:p>
      <text:p text:style-name="P25">（从音乐人和电台人的初衷来看，音乐人是为了吸引粉丝，电台人出名也没用，有宣传成分？事件流不同，后台音乐人界面是否相同？）</text:p>
      <text:p text:style-name="P23">2.将运营团队的用况都放在一个包里。</text:p>
      <text:p text:style-name="P24">3.听歌里面，音乐人并没有参与事件流，用况和用况图不需要它。</text:p>
      <text:p text:style-name="P23">3.用vplay做客户端，pc、android都做，先做pc端</text:p>
      <text:p text:style-name="P23">4.讨论确定一个用况，就开始开发</text:p>
      <text:p text:style-name="P23"><text:soft-page-break/>5.每次讨论的文件不要有1.0之类的，提交的时候加注释就行。</text:p>
      <text:p text:style-name="P23"/>
      <text:p text:style-name="P22"/>
      <text:p text:style-name="P22">3.12</text:p>
      <text:p text:style-name="P28">内容讨论：</text:p>
      <text:p text:style-name="P30">确定了用况，分别有</text:p>
      <text:p text:style-name="P30">a.发表动态</text:p>
      <text:p text:style-name="P30">b.视频投稿</text:p>
      <text:p text:style-name="P30">c。发表作品与上传电台节目（重新命个名字）</text:p>
      <text:p text:style-name="P30">d。听歌</text:p>
      <text:p text:style-name="P30">e。看视频</text:p>
      <text:p text:style-name="P30">包含用况：</text:p>
      <text:p text:style-name="P30">a.购买vip</text:p>
      <text:p text:style-name="P30">支持用况：</text:p>
      <text:p text:style-name="P30">a.私信</text:p>
      <text:p text:style-name="P29"/>
      <text:p text:style-name="P29">用况发表作品和上传电台节目，简要描述是一样的，提供的价值是一样的，都是音乐人提供内容。 <text:s/>但是用况是不一样的，具体的操作是不一</text:p>
      <text:p text:style-name="P29">样的。</text:p>
      <text:p text:style-name="P22"/>
      <text:p text:style-name="P22"/>
      <text:p text:style-name="P22">下次讨论之前，每个人记录下自己的问题，讨论时记录下问题以及解决工程。</text:p>
      <text:p text:style-name="P22"/>
      <text:p text:style-name="P27">任务布置：</text:p>
      <text:p text:style-name="P20">1.每个人写自己<text:span text:style-name="T1">的</text:span>详细用况<text:span text:style-name="T2">+用况图（主用况画）</text:span></text:p>
      <text:p text:style-name="P20">2. 思考运营团队在用况中是什么角色，参与了什么，提供了什么意思，做出了什么决策。肖尧主要负责</text:p>
      <text:p text:style-name="P21"/>
      <text:p text:style-name="P21"/>
      <text:p text:style-name="P20"/>
      <text:p text:style-name="P20"/>
      <text:p text:style-name="P1"/>
      <text:p text:style-name="P1"/>
      <text:p text:style-name="P22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<text:soft-page-break/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<text:soft-page-break/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05T23:04:28.769906422</dc:date>
    <meta:editing-duration>PT1H5M</meta:editing-duration>
    <meta:editing-cycles>20</meta:editing-cycles>
    <meta:generator>LibreOffice/5.3.3.2$Linux_X86_64 LibreOffice_project/3d9a8b4b4e538a85e0782bd6c2d430bafe583448</meta:generator>
    <meta:document-statistic meta:table-count="0" meta:image-count="0" meta:object-count="0" meta:page-count="7" meta:paragraph-count="196" meta:word-count="2865" meta:character-count="3428" meta:non-whitespace-character-count="3041"/>
  </office:meta>
</office:document-meta>
</file>